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lightness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60">
            <text:p>360</text:p>
          </table:table-cell>
          <table:table-cell table:formula="of:=255-(255*([.E2]/10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60">
            <text:p>360</text:p>
          </table:table-cell>
          <table:table-cell table:formula="of:=255-(255*([.E3]/10))" office:value-type="float" office:value="229.5">
            <text:p>229.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60">
            <text:p>360</text:p>
          </table:table-cell>
          <table:table-cell table:formula="of:=255-(255*([.E4]/10))"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60">
            <text:p>360</text:p>
          </table:table-cell>
          <table:table-cell table:formula="of:=255-(255*([.E5]/10))" office:value-type="float" office:value="178.5">
            <text:p>178.5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60">
            <text:p>360</text:p>
          </table:table-cell>
          <table:table-cell table:formula="of:=255-(255*([.E6]/10))" office:value-type="float" office:value="153">
            <text:p>15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60">
            <text:p>360</text:p>
          </table:table-cell>
          <table:table-cell table:formula="of:=255-(255*([.E7]/10))" office:value-type="float" office:value="127.5">
            <text:p>127.5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60">
            <text:p>360</text:p>
          </table:table-cell>
          <table:table-cell table:formula="of:=255-(255*([.E8]/10))"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60">
            <text:p>360</text:p>
          </table:table-cell>
          <table:table-cell table:formula="of:=255-(255*([.E9]/10))" office:value-type="float" office:value="76.5">
            <text:p>76.5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60">
            <text:p>360</text:p>
          </table:table-cell>
          <table:table-cell table:formula="of:=255-(255*([.E10]/10))" office:value-type="float" office:value="51">
            <text:p>5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60">
            <text:p>360</text:p>
          </table:table-cell>
          <table:table-cell table:formula="of:=255-(255*([.E11]/10))" office:value-type="float" office:value="25.5">
            <text:p>25.5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table:formula="of:=255-(255*([.E12]/10))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40">
            <text:p>240</text:p>
          </table:table-cell>
          <table:table-cell table:formula="of:=255-(255*([.E13]/10))" office:value-type="float" office:value="25.5">
            <text:p>25.5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40">
            <text:p>240</text:p>
          </table:table-cell>
          <table:table-cell table:formula="of:=255-(255*([.E14]/10))" office:value-type="float" office:value="51">
            <text:p>51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40">
            <text:p>240</text:p>
          </table:table-cell>
          <table:table-cell table:formula="of:=255-(255*([.E15]/10))" office:value-type="float" office:value="76.5">
            <text:p>76.5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40">
            <text:p>240</text:p>
          </table:table-cell>
          <table:table-cell table:formula="of:=255-(255*([.E16]/10))"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40">
            <text:p>240</text:p>
          </table:table-cell>
          <table:table-cell table:formula="of:=255-(255*([.E17]/10))" office:value-type="float" office:value="127.5">
            <text:p>127.5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40">
            <text:p>240</text:p>
          </table:table-cell>
          <table:table-cell table:formula="of:=255-(255*([.E18]/10))" office:value-type="float" office:value="153">
            <text:p>153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40">
            <text:p>240</text:p>
          </table:table-cell>
          <table:table-cell table:formula="of:=255-(255*([.E19]/10))" office:value-type="float" office:value="178.5">
            <text:p>178.5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40">
            <text:p>240</text:p>
          </table:table-cell>
          <table:table-cell table:formula="of:=255-(255*([.E20]/10))"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40">
            <text:p>240</text:p>
          </table:table-cell>
          <table:table-cell table:formula="of:=255-(255*([.E21]/10))" office:value-type="float" office:value="229.5">
            <text:p>229.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40">
            <text:p>240</text:p>
          </table:table-cell>
          <table:table-cell table:formula="of:=255-(255*([.E22]/10))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y Hinchliff</meta:initial-creator>
    <meta:creation-date>2013-01-25T16:50:27</meta:creation-date>
    <dc:date>2013-01-25T16:55:17</dc:date>
    <dc:creator>Cody Hinchliff</dc:creator>
    <meta:editing-duration>P0D</meta:editing-duration>
    <meta:editing-cycles>1</meta:editing-cycles>
    <meta:document-statistic meta:table-count="3" meta:cell-count="110" meta:object-count="0"/>
    <meta:generator>LibreOffice/3.5$Linux_X86_64 LibreOffice_project/350m1$Build-2</meta:generator>
  </office:meta>
</office:document-meta>
</file>